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32pt" fo:language="ca" fo:country="ES" fo:font-style="italic" style:text-underline-style="solid" style:text-underline-width="auto" style:text-underline-color="font-color" officeooo:rsid="00163536" officeooo:paragraph-rsid="001e1f0d" style:font-size-asian="32pt" style:font-style-asian="italic" style:font-size-complex="32pt" style:font-style-complex="italic"/>
    </style:style>
    <style:style style:name="P2" style:family="paragraph" style:parent-style-name="Standard">
      <style:text-properties fo:language="ca" fo:country="ES" officeooo:rsid="001f549b" officeooo:paragraph-rsid="001e1f0d"/>
    </style:style>
    <style:style style:name="P3" style:family="paragraph" style:parent-style-name="Standard">
      <style:text-properties fo:language="ca" fo:country="ES" officeooo:rsid="00208fcd" officeooo:paragraph-rsid="001e1f0d"/>
    </style:style>
    <style:style style:name="P4" style:family="paragraph" style:parent-style-name="Standard">
      <style:text-properties fo:language="ca" fo:country="ES" officeooo:rsid="00ace9b6" officeooo:paragraph-rsid="001e1f0d"/>
    </style:style>
    <style:style style:name="P5" style:family="paragraph" style:parent-style-name="Standard">
      <style:text-properties fo:language="ca" fo:country="ES" officeooo:rsid="00a5eaa9" officeooo:paragraph-rsid="001e1f0d"/>
    </style:style>
    <style:style style:name="P6" style:family="paragraph" style:parent-style-name="Standard">
      <style:text-properties fo:language="ca" fo:country="ES" officeooo:rsid="00a90369" officeooo:paragraph-rsid="001e1f0d"/>
    </style:style>
    <style:style style:name="P7" style:family="paragraph" style:parent-style-name="Table_20_Contents">
      <style:text-properties fo:font-size="10pt" officeooo:paragraph-rsid="0020879c" style:font-size-asian="10pt" style:font-size-complex="10pt"/>
    </style:style>
    <style:style style:name="P8" style:family="paragraph" style:parent-style-name="Standard" style:list-style-name="L1">
      <style:text-properties fo:language="ca" fo:country="ES" officeooo:rsid="00163536" officeooo:paragraph-rsid="001e1f0d"/>
    </style:style>
    <style:style style:name="P9" style:family="paragraph" style:parent-style-name="Standard" style:list-style-name="L1">
      <style:text-properties fo:language="ca" fo:country="ES" officeooo:rsid="00208fcd" officeooo:paragraph-rsid="001e1f0d"/>
    </style:style>
    <style:style style:name="P10" style:family="paragraph" style:parent-style-name="Standard" style:list-style-name="L2">
      <style:text-properties fo:language="ca" fo:country="ES" officeooo:rsid="00208fcd" officeooo:paragraph-rsid="001e1f0d"/>
    </style:style>
    <style:style style:name="P11" style:family="paragraph" style:parent-style-name="Standard" style:list-style-name="L1">
      <style:text-properties fo:language="ca" fo:country="ES" officeooo:rsid="001e1f0d" officeooo:paragraph-rsid="001e1f0d"/>
    </style:style>
    <style:style style:name="P12" style:family="paragraph" style:parent-style-name="Standard" style:list-style-name="L1">
      <style:text-properties fo:language="ca" fo:country="ES" officeooo:rsid="00a1e278" officeooo:paragraph-rsid="001e1f0d"/>
    </style:style>
    <style:style style:name="P13" style:family="paragraph" style:parent-style-name="Standard" style:list-style-name="L1">
      <style:text-properties fo:language="ca" fo:country="ES" officeooo:rsid="00a5eaa9" officeooo:paragraph-rsid="001e1f0d"/>
    </style:style>
    <style:style style:name="P14" style:family="paragraph" style:parent-style-name="Standard" style:list-style-name="L1">
      <style:text-properties fo:language="ca" fo:country="ES" officeooo:rsid="00ace9b6" officeooo:paragraph-rsid="001e1f0d"/>
    </style:style>
    <style:style style:name="P15" style:family="paragraph" style:parent-style-name="Standard" style:list-style-name="L1">
      <style:text-properties fo:language="ca" fo:country="ES" officeooo:rsid="00ac0a76" officeooo:paragraph-rsid="001e1f0d"/>
    </style:style>
    <style:style style:name="P16" style:family="paragraph" style:parent-style-name="Standard" style:list-style-name="L3">
      <style:text-properties fo:language="ca" fo:country="ES" officeooo:rsid="00a90369" officeooo:paragraph-rsid="001e1f0d"/>
    </style:style>
    <style:style style:name="T1" style:family="text">
      <style:text-properties officeooo:rsid="001d61f1"/>
    </style:style>
    <style:style style:name="T2" style:family="text">
      <style:text-properties officeooo:rsid="001fd3c1"/>
    </style:style>
    <style:style style:name="T3" style:family="text">
      <style:text-properties officeooo:rsid="00181f72"/>
    </style:style>
    <style:style style:name="T4" style:family="text">
      <style:text-properties officeooo:rsid="001e1f0d"/>
    </style:style>
    <style:style style:name="T5" style:family="text">
      <style:text-properties officeooo:rsid="00a27f77"/>
    </style:style>
    <style:style style:name="T6" style:family="text">
      <style:text-properties officeooo:rsid="00ada946"/>
    </style:style>
    <style:style style:name="T7" style:family="text">
      <style:text-properties style:font-name="Courier New"/>
    </style:style>
    <style:style style:name="T8" style:family="text">
      <style:text-properties style:font-name="Courier New" fo:font-weight="bold" officeooo:rsid="0020879c" style:font-weight-asian="bold" style:font-weight-complex="bold"/>
    </style:style>
    <text:list-style style:name="L1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2" loext:num-list-format=" %1%.%2%-" style:num-prefix=" " style:num-suffix="-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loext:num-list-format=" %1%.%2%.%3%-" style:num-prefix=" " style:num-suffix="-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loext:num-list-format=" %1%.%2%.%3%.%4%-" style:num-prefix=" " style:num-suffix="-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loext:num-list-format=" %1%.%2%.%3%.%4%.%5%-" style:num-prefix=" " style:num-suffix="-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loext:num-list-format=" %1%.%2%.%3%.%4%.%5%.%6%-" style:num-prefix=" " style:num-suffix="-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loext:num-list-format=" %1%.%2%.%3%.%4%.%5%.%6%.%7%-" style:num-prefix=" " style:num-suffix="-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loext:num-list-format=" %1%.%2%.%3%.%4%.%5%.%6%.%7%.%8%-" style:num-prefix=" " style:num-suffix="-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loext:num-list-format=" %1%.%2%.%3%.%4%.%5%.%6%.%7%.%8%.%9%-" style:num-prefix=" " style:num-suffix="-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loext:num-list-format=" %1%.%2%.%3%.%4%.%5%.%6%.%7%.%8%.%9%.%10%-" style:num-prefix=" " style:num-suffix="-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dern de Càrrega <text:span text:style-name="T1">PortaFIB </text:span><text:span text:style-name="T4">3</text:span><text:span text:style-name="T1">.</text:span><text:span text:style-name="T4">0.0</text:span></text:p>
      <text:p text:style-name="P2"/>
      <text:p text:style-name="P2">Nota: Les cadenes en negreta s’han de substituir pels valors <text:span text:style-name="T2">de l’entorn que correspongui.</text:span></text:p>
      <text:p text:style-name="P2"/>
      <text:list xml:id="list2784718344" text:style-name="L1">
        <text:list-item>
          <text:p text:style-name="P8">BBDD <text:span text:style-name="T3">de PORTAFIB</text:span></text:p>
          <text:list>
            <text:list-item>
              <text:p text:style-name="P9">Actualitzar la BBDD executant <text:span text:style-name="T4">e</text:span>l<text:span text:style-name="T4">s </text:span>script<text:span text:style-name="T4">s:</text:span></text:p>
            </text:list-item>
          </text:list>
        </text:list-item>
      </text:list>
      <text:list text:style-name="L2">
        <text:list-item>
          <text:list>
            <text:list-item>
              <text:p text:style-name="P10">[portafib-<text:span text:style-name="T4">3.0</text:span>]\scripts\bbdd\<text:span text:style-name="T4">3.0</text:span>\<text:span text:style-name="T4">oracle\</text:span>portafib_update_from_2.2.1_to_3.0.0_schema.sql</text:p>
            </text:list-item>
            <text:list-item>
              <text:p text:style-name="P10">[portafib-<text:span text:style-name="T4">3.0</text:span>]\scripts\bbdd\<text:span text:style-name="T4">3.0</text:span>\<text:span text:style-name="T4">oracle</text:span>\portafib_update_from_2.2.x_to_3.0.0_data.sql</text:p>
            </text:list-item>
          </text:list>
        </text:list-item>
      </text:list>
      <text:p text:style-name="P3"/>
      <text:list xml:id="list113749837200456" text:continue-list="list2784718344" text:style-name="L1">
        <text:list-item>
          <text:p text:style-name="P11">Fitxer portafib.properties</text:p>
          <text:list>
            <text:list-item>
              <text:p text:style-name="P11">S’ha normalitzat el package del plugins d’Exportació de Dades (ExportData) de plugins a pluginsib. La propietat es.caib.portafib.exportdataplugins=org.fundaciobit.plugins.exportdata.cvs.CSVPlugin,org.fundaciobit.plugins.exportdata.ods.ODSPlugin,org.fundaciobit.plugins.exportdata.excel.ExcelPlugin <text:s/>s’ha de substituir per es.caib.portafib.exportdataplugins=org.fundaciobit.pluginsib.exportdata.cvs.CSVPlugin,org.fundaciobit.pluginsib.exportdata.ods.ODSPlugin,org.fundaciobit.pluginsib.exportdata.excel.ExcelPlugin</text:p>
            </text:list-item>
            <text:list-item>
              <text:p text:style-name="P12">Eliminar la propietat es.caib.portafib.certificateplugin i totes les propietats que comencin per «es.caib.portafib.plugins.certificate»</text:p>
            </text:list-item>
            <text:list-item>
              <text:p text:style-name="P12">Revisar que totes les propietats de userinformation comencin per «es.caib.portafib.pluginsib.userinformation». No s’ha de modificar la propietat «es.caib.portafib.userinformationplugin»</text:p>
            </text:list-item>
            <text:list-item>
              <text:p text:style-name="P13">Moure totes les propietats <text:span text:style-name="T5">de userinformation </text:span>que<text:span text:style-name="T5"> comencin per «es.caib.portafib.pluginsib.userinformation» </text:span>i <text:span text:style-name="T5">l</text:span>es <text:span text:style-name="T5">propietat</text:span>s<text:span text:style-name="T5"> «es.caib.portafib.userinformationplugin» </text:span>del fitxer portafib.properties al fitxer portafib.system.properties</text:p>
            </text:list-item>
            <text:list-item>
              <text:p text:style-name="P13">Moure les propietats es.caib.portafib.filesdirectory i es.caib.portafib.filesystemmanagerclass de portafib.properties a portafib.system.properties</text:p>
            </text:list-item>
          </text:list>
        </text:list-item>
      </text:list>
      <text:p text:style-name="P5"/>
      <text:list xml:id="list113749524129401" text:continue-numbering="true" text:style-name="L1">
        <text:list-item>
          <text:p text:style-name="P11">Fitxer standalone.xml</text:p>
          <text:list>
            <text:list-item>
              <text:p text:style-name="P14">A l’entrada «&lt;subsystem xmlns="urn:jboss:domain:keycloak:1.1"&gt;» del fitxer standalone.xml, s’ha<text:span text:style-name="T6">n</text:span> d’afegir <text:span text:style-name="T6">dues</text:span> entrad<text:span text:style-name="T6">es</text:span> de tipus «goib-ws», <text:span text:style-name="T6">una pel </text:span>war «portafib-rest.war» <text:span text:style-name="T6">i una altra pel war «portafib-api-interna.war»</text:span>.</text:p>
            </text:list-item>
          </text:list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7"><text:s text:c="2"/><text:span text:style-name="T7"><text:s text:c="10"/>&lt;secure-deployment name="portafib-rest.war"&gt;<text:line-break/> <text:s text:c="15"/>&lt;realm&gt;GOIB&lt;/realm&gt;<text:line-break/> <text:s text:c="15"/>&lt;resource&gt;goib-ws&lt;/resource&gt;<text:line-break/> <text:s text:c="15"/>&lt;use-resource-role-mappings&gt;true&lt;/use-resource-role-mappings&gt;<text:line-break/> <text:s text:c="15"/>&lt;bearer-only&gt;true&lt;/bearer-only&gt;<text:line-break/> <text:s text:c="15"/>&lt;enable-basic-auth&gt;true&lt;/enable-basic-auth&gt;<text:line-break/> <text:s text:c="15"/>&lt;principal-attribute&gt;preferred_username&lt;/principal-attribute&gt;<text:line-break/> <text:s text:c="15"/>&lt;credential name="secret"&gt;</text:span><text:span text:style-name="T8">XXXXXXXX</text:span><text:span text:style-name="T7">&lt;/credential&gt;<text:line-break/> <text:s text:c="11"/>&lt;/secure-deployment&gt;<text:line-break/> <text:s text:c="11"/>&lt;secure-deployment name="portafib-api-interna.war"&gt;<text:line-break/> <text:s text:c="15"/>&lt;realm&gt;GOIB&lt;/realm&gt;<text:line-break/> <text:s text:c="15"/>&lt;resource&gt;goib-ws&lt;/resource&gt;<text:line-break/> <text:s text:c="15"/>&lt;use-resource-role-mappings&gt;true&lt;/use-resource-role-mappings&gt;<text:line-break/> <text:s text:c="15"/>&lt;bearer-only&gt;true&lt;/bearer-only&gt;<text:line-break/> <text:s text:c="15"/>&lt;enable-basic-auth&gt;true&lt;/enable-basic-auth&gt;<text:line-break/> <text:s text:c="15"/>&lt;principal-attribute&gt;preferred_username&lt;/principal-attribute&gt;<text:line-break/> <text:s text:c="15"/>&lt;credential name="secret"&gt;</text:span><text:span text:style-name="T8">XXXXXXXX</text:span><text:span text:style-name="T7">&lt;/credential&gt;<text:line-break/> <text:s text:c="11"/>&lt;/secure-deployment&gt;</text:span></text:p>
          </table:table-cell>
        </table:table-row>
      </table:table>
      <text:p text:style-name="P4"><text:soft-page-break/></text:p>
      <text:p text:style-name="P4"/>
      <text:list xml:id="list113750592604517" text:continue-numbering="true" text:style-name="L1">
        <text:list-item>
          <text:p text:style-name="P11">Pipella Administrador de Portafib a /portafibback</text:p>
          <text:list>
            <text:list-item>
              <text:p text:style-name="P15">En les Propietats Globals, s’ha de modificar el context «portafib» per «portafibback» en <text:span text:style-name="T4">les</text:span> següents propietats: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p text:style-name="P16">es.caib.portafib.signaturemodule.absoluteurl </text:p>
                    </text:list-item>
                    <text:list-item>
                      <text:p text:style-name="P16">es.caib.portafib.flowtemplate.absoluteurl </text:p>
                    </text:list-item>
                    <text:list-item>
                      <text:p text:style-name="P16">es.caib.portafib.portafiburlforexternalsignatures </text:p>
                    </text:list-item>
                    <text:list-item>
                      <text:p text:style-name="P16">es.caib.portafib.url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13749686804631" text:continue-list="list113750592604517" text:style-name="L1">
        <text:list-item>
          <text:p text:style-name="P11">SISTEMES</text:p>
          <text:list>
            <text:list-item>
              <text:p text:style-name="P11">EL back per portafib 3.0.0 ara és /portafibback. S’han de revisar enllaços en pàgines estàtiques i modificar-los, així com si s’han de donar permisos per aquest nou context.</text:p>
            </text:list-item>
            <text:list-item>
              <text:p text:style-name="P11">Modificació a standalone.conf.bat/standalone.conf: Per problemes en JBoss a l’hora d’executar clients de APIs generades per Swagger, s’ha d’afegir a JAVA_OPTS la següent entrada: -Dresteasy.preferJacksonOverJsonB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3T12:50:20.786000000</meta:creation-date>
    <dc:date>2024-08-28T11:37:49.106000000</dc:date>
    <meta:editing-duration>PT17M57S</meta:editing-duration>
    <meta:editing-cycles>4</meta:editing-cycles>
    <meta:generator>LibreOffice/7.5.4.2$Windows_X86_64 LibreOffice_project/36ccfdc35048b057fd9854c757a8b67ec53977b6</meta:generator>
    <meta:document-statistic meta:table-count="1" meta:image-count="0" meta:object-count="0" meta:page-count="2" meta:paragraph-count="24" meta:word-count="261" meta:character-count="3609" meta:non-whitespace-character-count="3107"/>
  </office:meta>
</office:document-meta>
</file>